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style:paragraph-properties fo:text-align="justify" style:justify-single-word="false"/>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paragraph-properties fo:margin-left="0in" fo:margin-right="0in" fo:text-indent="0in" style:auto-text-indent="fals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Footnot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officeooo:paragraph-rsid="000f00cb" style:font-style-asian="normal" style:font-style-complex="normal"/>
    </style:style>
    <style:style style:name="P102" style:family="paragraph" style:parent-style-name="Text_20_body" style:list-style-name="L1">
      <style:paragraph-properties fo:text-align="justify" style:justify-single-word="false"/>
    </style:style>
    <style:style style:name="P103" style:family="paragraph" style:parent-style-name="Text_20_body" style:list-style-name="L1">
      <style:paragraph-properties fo:text-align="justify" style:justify-single-word="false"/>
      <style:text-properties fo:language="ru" fo:country="RU"/>
    </style:style>
    <style:style style:name="P104" style:family="paragraph" style:parent-style-name="Text_20_body" style:list-style-name="L2">
      <style:paragraph-properties fo:text-align="justify" style:justify-single-word="false"/>
      <style:text-properties fo:language="ru" fo:country="RU"/>
    </style:style>
    <style:style style:name="P105" style:family="paragraph" style:parent-style-name="Text_20_body" style:list-style-name="L3">
      <style:text-properties fo:language="ru" fo:country="RU"/>
    </style:style>
    <style:style style:name="P10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officeooo:paragraph-rsid="000a1a45"/>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officeooo:paragraph-rsid="000c9fc4"/>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officeooo:paragraph-rsid="000d5df9"/>
    </style:style>
    <style:style style:name="P11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d155"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085d5"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officeooo:rsid="000c9fc4" officeooo:paragraph-rsid="000c9fc4"/>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officeooo:rsid="000d5df9" officeooo:paragraph-rsid="000d5df9"/>
    </style:style>
    <style:style style:name="P1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f00cb"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5f9c"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style>
    <style:style style:name="P1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d5df9"/>
    </style:style>
    <style:style style:name="P123" style:family="paragraph" style:parent-style-name="Text_20_body">
      <style:paragraph-properties fo:margin-left="0in" fo:margin-right="0in" fo:text-align="justify" style:justify-single-word="false" fo:text-indent="0.1965in" style:auto-text-indent="false"/>
      <style:text-properties officeooo:paragraph-rsid="000f00cb"/>
    </style:style>
    <style:style style:name="P12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Heading_20_1">
      <loext:graphic-properties draw:fill="solid" draw:fill-color="#eeeeee" draw:opacity="100%"/>
      <style:paragraph-properties fo:background-color="#eeeeee"/>
    </style:style>
    <style:style style:name="P129" style:family="paragraph" style:parent-style-name="Heading_20_1">
      <style:paragraph-properties fo:margin-left="0in" fo:margin-right="0in" fo:text-align="center" style:justify-single-word="false" fo:text-indent="0.1965in" style:auto-text-indent="false"/>
    </style:style>
    <style:style style:name="P130" style:family="paragraph" style:parent-style-name="Heading_20_2">
      <style:text-properties fo:language="en" fo:country="US"/>
    </style:style>
    <style:style style:name="P131" style:family="paragraph" style:parent-style-name="Heading_20_2">
      <style:text-properties fo:language="ru" fo:country="RU"/>
    </style:style>
    <style:style style:name="P132" style:family="paragraph" style:parent-style-name="Heading_20_2">
      <loext:graphic-properties draw:fill="solid" draw:fill-color="#eeeeee" draw:opacity="100%"/>
      <style:paragraph-properties fo:background-color="#eeeeee"/>
      <style:text-properties fo:language="ru" fo:country="RU"/>
    </style:style>
    <style:style style:name="P133" style:family="paragraph" style:parent-style-name="Heading_20_2">
      <loext:graphic-properties draw:fill="solid" draw:fill-color="#eeeeee" draw:opacity="100%"/>
      <style:paragraph-properties fo:background-color="#eeeeee"/>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9c7d7"/>
    </style:style>
    <style:style style:name="T6" style:family="text">
      <style:text-properties fo:language="ru" fo:country="RU" officeooo:rsid="000c0c48"/>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officeooo:rsid="0009c7d7"/>
    </style:style>
    <style:style style:name="T11" style:family="text">
      <style:text-properties fo:language="en" fo:country="US" officeooo:rsid="000a1a45"/>
    </style:style>
    <style:style style:name="T12" style:family="text">
      <style:text-properties fo:language="en" fo:country="US" officeooo:rsid="000b10fd"/>
    </style:style>
    <style:style style:name="T13" style:family="text">
      <style:text-properties fo:language="en" fo:country="US" officeooo:rsid="000c9fc4"/>
    </style:style>
    <style:style style:name="T14" style:family="text">
      <style:text-properties fo:language="en" fo:country="US" officeooo:rsid="000d5df9"/>
    </style:style>
    <style:style style:name="T15" style:family="text">
      <style:text-properties fo:language="en" fo:country="US" officeooo:rsid="000dd155"/>
    </style:style>
    <style:style style:name="T16" style:family="text">
      <style:text-properties fo:language="en" fo:country="US" officeooo:rsid="00125f9c"/>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officeooo:rsid="000f00cb" style:font-style-asian="normal" style:font-style-complex="normal"/>
    </style:style>
    <style:style style:name="T33" style:family="text">
      <style:text-properties style:use-window-font-color="true" fo:language="ru" fo:country="RU" fo:font-style="normal" officeooo:rsid="001085d5"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officeooo:rsid="0009c7d7"/>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officeooo:rsid="0009c7d7"/>
    </style:style>
    <style:style style:name="T40" style:family="text">
      <style:text-properties style:use-window-font-color="true" fo:language="en" fo:country="US" officeooo:rsid="000d5df9"/>
    </style:style>
    <style:style style:name="T41" style:family="text">
      <style:text-properties style:use-window-font-color="true" fo:font-style="normal"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officeooo:rsid="0009c7d7"/>
    </style:style>
    <style:style style:name="T52" style:family="text">
      <style:text-properties officeooo:rsid="000c9fc4"/>
    </style:style>
    <style:style style:name="T53" style:family="text">
      <style:text-properties officeooo:rsid="000f00cb"/>
    </style:style>
    <style:style style:name="T54" style:family="text">
      <style:text-properties officeooo:rsid="001085d5"/>
    </style:style>
    <style:style style:name="T55" style:family="text">
      <style:text-properties officeooo:rsid="00132d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21585820826771900" text:style-name="L1">
        <text:list-item>
          <text:p text:style-name="P102">добавить детектив <text:span text:style-name="T1">(реализовано)</text:span>+ магические уроки/трактаты Старсвирла (реализовано)</text:p>
        </text:list-item>
        <text:list-item>
          <text:p text:style-name="P103">Терра несколько раз пытается убить Макса (один раз — в аквапарке). Несколько раз Макса спасает Селестия (даёт приказы Нексусу)</text:p>
        </text:list-item>
        <text:list-item>
          <text:p text:style-name="P103">Книги:</text:p>
        </text:list-item>
      </text:list>
      <text:list xml:id="list5484161086708726420" text:style-name="L2">
        <text:list-item>
          <text:p text:style-name="P104">«Великие грифоны прошлого» - из канона (5<text:span text:style-name="T7">s8e)</text:span></text:p>
        </text:list-item>
        <text:list-item>
          <text:p text:style-name="P104">«Высшие заклинания в повседневном использовании: от песчинки до дворца»</text:p>
        </text:list-item>
        <text:list-item>
          <text:p text:style-name="P104">«Малоизвестные аспекты магии трансформаций»</text:p>
        </text:list-item>
        <text:list-item>
          <text:p text:style-name="P10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4">Дасти Вейфарер «Зебрианская культура, быт и фольклор»</text:p>
        </text:list-item>
        <text:list-item>
          <text:p text:style-name="P104">«Краткая история Эквестрии»</text:p>
        </text:list-item>
        <text:list-item>
          <text:p text:style-name="P104">«Шедевры архитектуры Эквестрии» с разделом о Кантерлотском Королевском Дворце</text:p>
        </text:list-item>
        <text:list-item>
          <text:p text:style-name="P104">«Великие дела и великие чары». Страница 893: …</text:p>
        </text:list-item>
        <text:list-item>
          <text:p text:style-name="P104">«Природа Проклятий» - обмен</text:p>
        </text:list-item>
        <text:list-item>
          <text:p text:style-name="P104">«Магия для Чайников» - обмен</text:p>
        </text:list-item>
        <text:list-item>
          <text:p text:style-name="P104">«Энциклопедия Арканум» - обмен</text:p>
        </text:list-item>
        <text:list-item>
          <text:p text:style-name="P104">«О Гейсах» - обмен</text:p>
        </text:list-item>
        <text:list-item>
          <text:p text:style-name="P104">«Тайны Тайных Наук» - обмен</text:p>
        </text:list-item>
        <text:list-item>
          <text:p text:style-name="P104">«Основы Заклятий» - обмен</text:p>
        </text:list-item>
        <text:list-item>
          <text:p text:style-name="P10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270963935295876230" text:style-name="L3">
        <text:list-item>
          <text:p text:style-name="P10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5">Селестия — переменчивая пони. В одно время не строгая, а в другое может быть такой, что страшно становится</text:p>
        </text:list-item>
        <text:list-item>
          <text:p text:style-name="P10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5">Около 820-ти лет назад будущий маг Лайтнинг Стар поступил на обучение к наставнику Тииспоту</text:p>
        </text:list-item>
        <text:list-item>
          <text:p text:style-name="P10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5">У Селестии грива и хвост развеваются и переливаются от магического шампуня</text:p>
        </text:list-item>
        <text:list-item>
          <text:p text:style-name="P105">Тело Селестии очень крепкое — может выдержать несколько тонн земли</text:p>
        </text:list-item>
        <text:list-item>
          <text:p text:style-name="P105">Дискорд намного старше принцесс, его магия сильнее ихней на голову</text:p>
        </text:list-item>
        <text:list-item>
          <text:p text:style-name="P105">Луна младше Селестии на 3 года. Сёстрам около 5000 лет. По другим данным, Селестии около 2500 лет.</text:p>
        </text:list-item>
        <text:list-item>
          <text:p text:style-name="P105">Принцессы начали войну с Дискордом в возрасте, когда им было около 700 лет — и продолжалась война почти сто лет</text:p>
        </text:list-item>
        <text:list-item>
          <text:p text:style-name="P105">Самый главный враг сестёр и Дискорда — скука</text:p>
        </text:list-item>
        <text:list-item>
          <text:p text:style-name="P105">В Эквестрии на одного жеребца приходится четыре - пять кобыл</text:p>
        </text:list-item>
        <text:list-item>
          <text:p text:style-name="P10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5">Селестия в первые полторы тысячи лет путешествовала — и заварила несколько войн (две — с Эквестрией, в одной была против Луны)</text:p>
        </text:list-item>
        <text:list-item>
          <text:p text:style-name="P105">Настоящий цвет гривы Селестии — клубнично-розовая. Радужный цвет гривы и хвоста поддерживается магией</text:p>
        </text:list-item>
        <text:list-item>
          <text:p text:style-name="P105">Кроме Дискорда, старше сестёр ещё старейшина драконов</text:p>
        </text:list-item>
        <text:list-item>
          <text:p text:style-name="P105">Кэйденс не прожила и 60-ти лет и является низкорожденной</text:p>
        </text:list-item>
        <text:list-item>
          <text:p text:style-name="P10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5">Народ тихо фигел от нововведений и с ещё большим ожесточением продолжал делать по-своему</text:p>
        </text:list-item>
        <text:list-item>
          <text:p text:style-name="P10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5">Когда пони женятся, они обмениваются ножными браслетами</text:p>
        </text:list-item>
        <text:list-item>
          <text:p text:style-name="P105">Светилами, кроме сестёр, могут управлять единороги (группы), Дискорд, Твайлайт и Старсвирл</text:p>
        </text:list-item>
        <text:list-item>
          <text:p text:style-name="P105">Королева Кризалис — правительница Зелёной Долины</text:p>
        </text:list-item>
        <text:list-item>
          <text:p text:style-name="P105">Мать Луны и Селестии — аликорн Лорен. Мать Дискорда — Алиса (пони-человек)</text:p>
        </text:list-item>
        <text:list-item>
          <text:p text:style-name="P10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Норф</text:h>
      <text:p text:style-name="P7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text:soft-page-break/>Рома</text:h>
      <text:p text:style-name="P77">Программист в команде UI-программистов</text:p>
      <text:h text:style-name="Heading_20_3" text:outline-level="3">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30" text:outline-level="2">1. Терра</text:h>
      <text:p text:style-name="P25">музыка - кондовая электронная, холодная и отчаянная (Electronics “Disappointed”)</text:p>
      <text:p text:style-name="P7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7">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7">&gt;\</text:span>Привет, Нексус. Это Макс.</text:p>
      <text:p text:style-name="P48"><text:span text:style-name="T7">&lt;\</text:span>Привет Макс. <text:span text:style-name="T1">Рад тебя видеть. Где ты отсутствовал три дня?</text:span></text:p>
      <text:p text:style-name="P4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7">&gt;\</text:span>Как называется наш проект?</text:p>
      <text:p text:style-name="P48"><text:span text:style-name="T7">&lt;\</text:span>Дайсон.</text:p>
      <text:p text:style-name="P48"><text:span text:style-name="T7">&gt;\</text:span>Сколько тебе лет?</text:p>
      <text:p text:style-name="P48"><text:soft-page-break/><text:span text:style-name="T7">&lt;\</text:span>Два года с начала запуска кластера.</text:p>
      <text:p text:style-name="P48"><text:span text:style-name="T7">&gt;\</text:span>Какой сейчас год?</text:p>
      <text:p text:style-name="P48"><text:span text:style-name="T7">&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7">&gt;\</text:span>Нексус, отключи память <text:span text:style-name="T1">заданий</text:span> за последнюю неделю.</text:p>
      <text:p text:style-name="P48"><text:span text:style-name="T7">&lt;\</text:span>Выполнено.</text:p>
      <text:p text:style-name="P4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7">&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7">&lt;\</text:span><text:span text:style-name="T1">Выполняю задачу</text:span>...</text:p>
      <text:p text:style-name="P49"><text:span text:style-name="T7">&lt;\</text:span>...</text:p>
      <text:p text:style-name="P49"><text:span text:style-name="T7">&lt;\</text:span>Решение:</text:p>
      <text:p text:style-name="P49"><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8"><text:span text:style-name="T7">&gt;</text:span>\Нексус, почему ты используешь жёсткие настройки <text:span text:style-name="T1">для решения задачи</text:span>?</text:p>
      <text:p text:style-name="P48"><text:span text:style-name="T7">&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5">Ага, уже теплее.</text:p>
      <text:p text:style-name="P35"/>
      <text:p text:style-name="P48"><text:span text:style-name="T7">&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7">–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7">.</text:span></text:p>
      <text:p text:style-name="P55">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35"/>
      <text:p text:style-name="P80">***</text:p>
      <text:p text:style-name="P8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7">&lt;</text:span><text:span text:style-name="T22">месяц</text:span><text:span text:style-name="T7">&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1">Музыка быстрая, тревожная, надорваная и печальная (Pet Shop Boys “So Hard” ?)</text:p>
      <text:p text:style-name="P27"/>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снотворного таких глюков у меня ни разу не было</text:span><text:span text:style-name="T4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2">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22">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7">3. </text:span>Кантерлот</text:h>
      <text:p text:style-name="P52">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6062545262706857146" text:style-name="L4">
        <text:list-item>
          <text:p text:style-name="P10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89"><text:s/>Сколько страниц сегодня нахреначили?</text:p><text:p text:style-name="P90">– <text:span text:style-name="T1">Восемь, о учитель!</text:span></text:p><text:p text:style-name="P90">–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0"><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text:soft-page-break/>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7">4. </text:span>Библиотека</text:h>
      <text:p text:style-name="P17">&lt;<text:span text:style-name="T46">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8">–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2">Селестия нахмурилась и приняла грозный вид.</text:p>
      <text:p text:style-name="P42"><text:span text:style-name="T7">– </text:span>Не забывай, человек, я — могущественный маг и правитель Эквестрии. Ко мне нужно относиться с должным уважением!</text:p>
      <text:p text:style-name="P42"><text:span text:style-name="T7">– </text:span>А то что? Превратишь в жабу? Сошлёшь на Луну? Убьёшь нахер?</text:p>
      <text:p text:style-name="P42"><text:soft-page-break/>Аликорница сникла. Уши её опустились.</text:p>
      <text:p text:style-name="P42"><text:span text:style-name="T7">– </text:span>Макс, не надо... Ты же знаешь, я этого не сделаю.</text:p>
      <text:p text:style-name="P42"><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2"><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2"><text:span text:style-name="T7">Аликорница уселась н</text:span>а пол <text:span text:style-name="T7">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2"><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2"><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7">– </text:span>Вот, читай отсюда. <text:span text:style-name="T7">– а</text:span>ликорница подчеркнула абзац копытом.</text:p>
      <text:p text:style-name="P42"/>
      <text:p text:style-name="P44">***</text:p>
      <text:p text:style-name="P44"/>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text:soft-page-break/>&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9">–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31" text:outline-level="2"><text:span text:style-name="T7">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text:soft-page-break/>–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text:soft-page-break/>–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я его знаю!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4">***</text:p>
      <text:p text:style-name="P42">&lt;<text:span text:style-name="T46">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text:soft-page-break/>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text:soft-page-break/>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Ишь ты!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0" text:outline-level="2"><text:soft-page-break/>6. Стыд</text:h>
      <text:p text:style-name="P42"/>
      <text:p text:style-name="P45">~~~ Завтра на семь в библиотеке ~~~</text:p>
      <text:p text:style-name="P45"/>
      <text:p text:style-name="P4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саквояж и сунул его в рюкзак.</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4">***</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text:soft-page-break/>–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text:soft-page-break/>–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7">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text:soft-page-break/>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text:span text:style-name="T53">присела и </text:span>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7">— умение делегировать полномочия. Вечером того же дня я села за письменный стол.</text:span></text:p>
      <text:p text:style-name="P3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4">***</text:p>
      <text:p text:style-name="P42"/>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123"><text:span text:style-name="T31">Селестия сложила крылья и </text:span><text:span text:style-name="T32">потянулась. </text:span><text:span text:style-name="T31">Тусклые </text:span><text:span text:style-name="T33">солнечные </text:span><text:span text:style-name="T31">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span></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7">—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 Если хочешь.</text:p>
      <text:p text:style-name="P42"><text:soft-page-break/>– Хорошо. До встречи, Тия.</text:p>
      <text:p text:style-name="P42">– До встречи, Макс.</text:p>
      <text:p text:style-name="P42"/>
      <text:h text:style-name="Heading_20_2" text:outline-level="2"><text:span text:style-name="T1">8</text:span>. <text:span text:style-name="T7">40-6</text:span></text:h>
      <text:p text:style-name="P53">Mark Knopfler — Hill Farmers Blues — или на следующую главу (прощание)</text:p>
      <text:p text:style-name="P42"/>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7">— оставить тебе напутствие.</text:span></text:p>
      <text:p text:style-name="P45"><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9">…</text:p>
      <text:p text:style-name="P42">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48"> </text:span><text:span text:style-name="T37">—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матрац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2">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oft-page-break/><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11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3">Мне печалиться не стоит</text:p><text:p text:style-name="P93">Жизнь прекрасна и ярка</text:p><text:p text:style-name="P93">Телом молода, душою —</text:p><text:p text:style-name="P93">Как морской дракон мудра</text:p><text:p text:style-name="P93"/><text:p text:style-name="P93">Я видала взлёт империй,</text:p><text:p text:style-name="P93">Я жила среди легенд,</text:p><text:p text:style-name="P93">Древней магии мистерий</text:p><text:p text:style-name="P93">Я прилежнейший студент</text:p><text:p text:style-name="P93"/><text:p text:style-name="P93">Обожаема народом,</text:p><text:p text:style-name="P93">Уважаема врагом,</text:p><text:p text:style-name="P93">Но друзей моих немного,</text:p><text:p text:style-name="P93">Но в душе жжёт холодом</text:p><text:p text:style-name="P93"/><text:p text:style-name="P93">Одинока и печальна,</text:p><text:p text:style-name="P93">Недоступна и строга,</text:p><text:p text:style-name="P93">Потеряла изначальный</text:p><text:p text:style-name="P93">Смысл жизни навсегда</text:p><text:p text:style-name="P93"/><text:p text:style-name="P93">Жизнь моя теперь публична,</text:p><text:p text:style-name="P93">Жизнь моя теперь для всех,</text:p><text:p text:style-name="P93">В этом — горе, в этом — счастье,</text:p><text:p text:style-name="P9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114">– <text:span text:style-name="T54">Ты бы предупреждала, прежде чем войти, что ли? – просипел я. </text:span></text:p>
      <text:p text:style-name="P114"><text:span text:style-name="T1">–</text:span> Макс, мне <text:span text:style-name="T54">не одна тысяча лет</text:span>, и я неплохо разбираюсь в физиологии пони. <text:span text:style-name="T1">–</text:span> <text:span text:style-name="T1">ф</text:span>ыркнула принцесса. <text:span text:style-name="T1">–</text:span> Хоть ты и не пони…. <text:span text:style-name="T54">В</text:span> физических и физиологических аспектах ты не слишком отличаешься от нас. <text:span text:style-name="T54">Не думаю, что тебе есть что скрывать от меня</text:span>. <text:span text:style-name="T54">Так что выберешь?</text:span></text:p>
      <text:p text:style-name="P114">– Мёд. Или сахар. На твоё усмотрение.</text:p>
      <text:p text:style-name="P39">– Как скажешь. – нос Тии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54">рассмеялась</text:span> аликорница. – Так и норовят заниматься воздушной эквилибристикой над башней, когда я моюсь.</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text:soft-page-break/>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11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text:span text:style-name="T54">фиалковых</text:span> глаз.</text:p>
      <text:p text:style-name="P42">–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21">слабой рядом с сильным</text:span>!</text:p>
      <text:p text:style-name="P42">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text:soft-page-break/>– Я тут подумала, – повернулась она ко мне, – лучше выпьем лазурное вино в ванной. <text:span text:style-name="T21">Оно расслабляет и снимает магию радужного чая. Эффективнее всего действует в воде. Ты не против?</text:span></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2"><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7">– За дружбу! </text:span>– подняла бокал Тия.</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7">– Это ты называешь “дружбой”? – с </text:span>улыбкой хмыкнул<text:span text:style-name="T7"> я. – </text:span>Мне нравится твоё чувство юмора.</text:p>
      <text:p text:style-name="P42">Аликорница нахмурилась.</text:p>
      <text:p text:style-name="P42"><text:span text:style-name="T7">– </text:span>Тебе не нравится моя дружба? Ты чем-то недоволен?</text:p>
      <text:p text:style-name="P42">Я расхохотался, чуть не поперхнувшись водой, плескавшейся у подбородка.</text:p>
      <text:p text:style-name="P42"><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42">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9">Слёзы злости душили меня, но я сдержался.</text:p>
      <text:p text:style-name="P39">– Охренеть. – сказал я холодно. – А я прям напрашивался!</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2">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9">–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4">***</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37">– </text:span><text:span text:style-name="T41">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41">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3">...“<text:span text:style-name="T1">Что я могу сделать, чтобы вернуть всё назад?</text:span>”</text:p>
      <text:p text:style-name="P13"><text:span text:style-name="T41">– </text:span><text:span text:style-name="T31">Так и сказала?</text:span></text:p>
      <text:p text:style-name="P1"><text:span text:style-name="T37">– </text:span><text:span text:style-name="T31">Да, </text:span><text:span text:style-name="T34">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1">– </text:span><text:span text:style-name="T31">Что бы это значило, Флер?</text:span></text:p>
      <text:p text:style-name="P13"><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2">…</text:p>
      <text:p text:style-name="P4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7">– Куда проваливаться?</text:p>
      <text:p text:style-name="P47">– Они не знают. В тех провалах не видно дна...</text:p>
      <text:p text:style-name="P47">…</text:p>
      <text:p text:style-name="P4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7">– Леди и джентлькольты! Приём окончен! Её Высочество Принцесса Селестия будет рада видеть <text:s/>вас в следующую среду!</text:p>
      <text:p text:style-name="P4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7"><text:span text:style-name="T7">– Привет, Селестия. – подчёркнуто нейтрально обратился я. – Как дела?</text:span></text:p>
      <text:p text:style-name="P37"><text:span text:style-name="T7">– Привет… Макс. <text:s/>Не очень, мягко говоря.</text:span></text:p>
      <text:p text:style-name="P37"><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5">В</text:span><text:span text:style-name="T7">олосы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7"><text:span text:style-name="T7">– Только что декан клаудсдейлской лётной школы доложил, что из </text:span><text:span text:style-name="T13">шестидесяти четырёх</text:span><text:span text:style-name="T7"> выпускников пятьдесят шесть отказались сдавать лётные экзамены. Боятся быть перемолотыми в радугу в случае провала.</text:span></text:p>
      <text:p text:style-name="P1"><text:span text:style-name="T7">–</text:span> Пятьдесят шесть из <text:span text:style-name="T52">шестидесяти четырёх</text:span>?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36">— </text:span><text:span text:style-name="T30">начнутся погодные катаклизмы. Так уже было </text:span><text:span text:style-name="T35">когда-то</text:span><text:span text:style-name="T30">.</text:span><text:span text:style-name="T1"> </text:span>Лучше не допускать к управлению погодой вообще никого, чем некомпетентного <text:span text:style-name="T36">— будет меньше ущерба. </text:span><text:span text:style-name="T39">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text:span text:style-name="T51">выправить ситуацию</text:span>!</text:p>
      <text:p text:style-name="P1"><text:span text:style-name="T7">–</text:span> А почему вы не поселитесь в более пригодном для земледелия месте?</text:p>
      <text:p text:style-name="P37"><text:span text:style-name="T7">– К сожалению, Эквестрия — страна, окружённая не слишком дружелюбными соседями. Нам некуда уйти в поисках лучшего места. Да и не так много этих мест.</text:span></text:p>
      <text:p text:style-name="P38">Селестия подошла к фонтанчику, обмакнула в него копыто и провела им по лбу.</text:p>
      <text:p text:style-name="P37"><text:span text:style-name="T7">– Разрывы в ткани реальности появляются всё чаще. Луна не успевает </text:span><text:span text:style-name="T11">сшивать</text:span><text:span text:style-name="T7">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span></text:p>
      <text:p text:style-name="P37"><text:span text:style-name="T7">Я сделал вид, что не заметил полунамёка в последнем предложении. Выяснять отношения </text:span><text:span text:style-name="T10">мне </text:span><text:span text:style-name="T7">не хотелось.</text:span></text:p>
      <text:p text:style-name="P37"><text:span text:style-name="T7">– Порадовать, к сожалению, нечем. Твой приятель, Норфолк Каррус, исчез.</text:span></text:p>
      <text:p text:style-name="P37"><text:span text:style-name="T7">– </text:span><text:span text:style-name="T13">И </text:span><text:span text:style-name="T7">Норф? О-о-о, нет!</text:span></text:p>
      <text:p text:style-name="P37"><text:span text:style-name="T7">Селестия в отчаянии села на пол, свесив голову.</text:span></text:p>
      <text:p text:style-name="P109"><text:span text:style-name="T7">– </text:span><text:span text:style-name="T13">Что значит “и”? – поинтересовался я. – Исчез кто-то ещё?</text:span></text:p>
      <text:p text:style-name="P116"><text:span text:style-name="T7">Аликорница опустошенно качала головой, тихо говоря в пространство:</text:span></text:p>
      <text:p text:style-name="P110"><text:span text:style-name="T7">– </text:span><text:span text:style-name="T13">Уже полгода п</text:span><text:span text:style-name="T7">они исчезают повсюду. Они засыпают, а на утро находят лишь примятую простыню в постели. </text:span><text:span text:style-name="T14">Как правило, исчезают пони без пары — те, кто спит в одиночестве. Но в последнее время начали исчезать и парами, и даже целыми семьями.</text:span><text:span text:style-name="T7"> Я бессильна остановить это.</text:span></text:p>
      <text:p text:style-name="P117"><text:span text:style-name="T7">Аликорница подняла голову и растерянно посмотрела на меня.</text:span></text:p>
      <text:p text:style-name="P122"><text:span text:style-name="T36">– Но самое страшное </text:span><text:span text:style-name="T40">пришло в</text:span><text:span text:style-name="T36"> последн</text:span><text:span text:style-name="T40">юю неделю</text:span><text:span text:style-name="T36">…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span></text:p>
      <text:p text:style-name="P37"><text:span text:style-name="T7">– Может, спросишь Луну, </text:span><text:span text:style-name="T14">куда деваются пони</text:span><text:span text:style-name="T7">? Сон по её части.</text:span></text:p>
      <text:p text:style-name="P108"><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text:span><text:span text:style-name="T12">б</text:span><text:span text:style-name="T7">езрезультатно. Именно поэтому она и согласилась с моей идеей вызвать Проводника.</text:span></text:p>
      <text:p text:style-name="P37"><text:span text:style-name="T7">– Может, мне поговорить с ней?</text:span></text:p>
      <text:p text:style-name="P37"><text:span text:style-name="T7">– Не </text:span><text:span text:style-name="T15">стоит</text:span><text:span text:style-name="T7">.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7"><text:span text:style-name="T8">– Ну ок. Тогда она обрадуется следующей новости: я ухожу.</text:span></text:p>
      <text:p text:style-name="P37"><text:span text:style-name="T8">Селестия еле заметно дрогнула ушами. Она отвернулась и молча смотрела в окно, не выказывая эмоций.</text:span></text:p>
      <text:p text:style-name="P37"><text:soft-page-break/><text:span text:style-name="T8">Я продолжил.</text:span></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9">Аликорница вытащила из шкафчика листок бумаги, быстро написала письмо и, запечатав его сургучём с королевской печатью, вручила мне.</text:p>
      <text:p text:style-name="P3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9">Я хотел было оскорбиться опекой со стороны аликорницы, но, глянув в её налитые кровью глаза, передумал.</text:p>
      <text:p text:style-name="P39">– <text:span text:style-name="T1">Селестия,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text:span><text:span text:style-name="T6">закрыв глаза</text:span><text:span text:style-name="T1">. Я почувствовал, как её шея расслабилась. </text:span><text:span text:style-name="T6">Потом о</text:span><text:span text:style-name="T1">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в успехе твоей миссии.</text:span></text:p>
      <text:p text:style-name="P42">Она повернулась и вышла из зала, почти подметая хвостом пол.</text:p>
      <text:p text:style-name="P37"><text:span text:style-name="T8">&lt;</text:span><text:span text:style-name="T2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8">&lt;</text:span><text:span text:style-name="T50">Mark Knopfler - </text:span><text:span text:style-name="T49">Hill Farmer's Blues</text:span><text:span text:style-name="T38">&gt;</text:span></text:p>
      <text:p text:style-name="P111">***</text:p>
      <text:p text:style-name="P38"/>
      <text:p text:style-name="P38"/>
      <text:p text:style-name="P38"/>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2">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1"/>
      <text:p text:style-name="P40"/>
      <text:p text:style-name="P40"/>
      <text:p text:style-name="P39"/>
      <text:p text:style-name="P43">&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oft-page-break/><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46">&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6">Селестия снится Максу сгорающей — и после этого она исчезает из Эквестрии. При этом она успевает сказать Максу, что она его...&gt;</text:p>
      <text:p text:style-name="P2"/>
      <text:p text:style-name="P4">***</text:p>
      <text:p text:style-name="P14"/>
      <text:p text:style-name="P2"><text:span text:style-name="T7">&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33"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0">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2">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1">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text:soft-page-break/>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1">???</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3"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1">гидрорысью</text:span><text:span text:style-name="T7">&gt;</text:span> и нападением <text:span text:style-name="T7">&lt;</text:span><text:span text:style-name="T21">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1">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1"/>
      <text:p text:style-name="P118"><text:span text:style-name="T53">Она вытянула шею и начала по очереди сгибать-разгибать ноги, разминая суставы.</text:span></text:p>
      <text:p text:style-name="P118"><text:soft-page-break/><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3" text:outline-level="2">В библиотеке замка Селестии</text:h>
      <text:p text:style-name="P74"/>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1">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1">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1">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text:soft-page-break/>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22">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text:soft-page-break/>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2">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oft-page-break/><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oft-page-break/><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3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3" text:outline-level="2">Первый сеанс двойного сна. Рэрити</text:h>
      <text:p text:style-name="P2"/>
      <text:p text:style-name="P2"><text:span text:style-name="T7">&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3" text:outline-level="2">Сон Макса</text:h>
      <text:p text:style-name="P74"/>
      <text:p text:style-name="P2"><text:span text:style-name="T7">&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7">–</text:span> Готова, <text:span text:style-name="T7">–</text:span> процедила она.</text:p>
      <text:p text:style-name="P30">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21">Эгрегор Эквестрии </text:span><text:span text:style-name="T24">—</text:span><text:span text:style-name="T21"> Селестия </text:span><text:span text:style-name="T24">—</text:span><text:span text:style-name="T21">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oft-page-break/><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7">&gt;</text:span></text:p>
      <text:p text:style-name="P2"/>
      <text:h text:style-name="P13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1">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1">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1"> Пинки? </text:span><text:span text:style-name="T24">–</text:span><text:span text:style-name="T21"> Дэш сморщила нос. </text:span><text:span text:style-name="T24">–</text:span><text:span text:style-name="T21"> Я скажу ей, чтоб больше не </text:span><text:span text:style-name="T24">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1">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oft-page-break/><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21">Аликорны </text:span><text:span text:style-name="T24">—</text:span><text:span text:style-name="T21"> элементали. Они воплощают в себе какую-либо сторону чаяний и настроений сообщества пони. Анакорн </text:span><text:span text:style-name="T24">—</text:span><text:span text:style-name="T21">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1">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4">—</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4">—</text:span><text:span text:style-name="T21"> Селестия. Рэрити </text:span><text:span text:style-name="T24">—</text:span><text:span text:style-name="T21"> без очереди (у неё </text:span><text:span text:style-name="T24">—</text:span><text:span text:style-name="T21"> билет-пропуск от Индрэ).</text:span></text:p>
      <text:p text:style-name="P2"><text:span text:style-name="T21">Рэрити проснулась парнем, т.к. в Эквестрии </text:span><text:span text:style-name="T24">—</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21">Влад рассказывает Максу о своём сне </text:span><text:span text:style-name="T24">—</text:span><text:span text:style-name="T21">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1">согласовать с тем, что говорил Анакорн о Р/Д</text:span><text:span text:style-name="T7">&gt;</text:span>). </text:p>
      <text:p text:style-name="P2">Об этом Эгрегоре пишется в книге <text:span text:style-name="T7">&lt;</text:span><text:span text:style-name="T21">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21">обоснование сна для Р/Д. РД видит несколько вариантов историй с Mane6 </text:span><text:span text:style-name="T24">—</text:span><text:span text:style-name="T21"> и с собой + Леро </text:span><text:span text:style-name="T24">—</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text:soft-page-break/>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21">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21">Кто следующий готов рассказывать?</text:span></text:p>
      <text:p text:style-name="P30">Пинки дёрнулась на месте, но промолчала.</text:p>
      <text:p text:style-name="P2"><text:span text:style-name="T24">–</text:span><text:span text:style-name="T21"> Я расскажу, - шагнула вперёд радужная пегаска. </text:span><text:span text:style-name="T24">–</text:span><text:span text:style-name="T21"> Хотя вряд ли ты узнаешь что-то полезное. Там галиматья какая-то…</text:span><text:span text:style-name="T7">&gt;</text:span></text:p>
      <text:p text:style-name="P2"/>
      <text:p text:style-name="P2"><text:span text:style-name="T7">&lt;</text:span><text:span text:style-name="T21">Сон РД:</text:span></text:p>
      <text:p text:style-name="P30">...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4">—</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1">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22">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7">–</text:span> А водку у вас принято пить?</text:p>
      <text:p text:style-name="P2"><text:span text:style-name="T24">–</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4">–</text:span><text:span text:style-name="T21"> Засмеялась Селестия. </text:span><text:span text:style-name="T24">–</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2">“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3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text:soft-page-break/>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7">&gt;</text:span></text:p>
      <text:p text:style-name="P2"/>
      <text:h text:style-name="P133"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text:soft-page-break/>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22">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oft-page-break/><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21">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21">добавить сочувствия</text:span><text:span text:style-name="T7">&gt;</text:span>.</text:p>
      <text:p text:style-name="P2"/>
      <text:p text:style-name="P2"><text:span text:style-name="T7">&lt;</text:span><text:span text:style-name="T21">После этого случая Тавйлайт решает прекратить сеансы двойного сна. Сеанса с ЭйДжей и Флатти не будет</text:span><text:span text:style-name="T7">&gt;</text:span></text:p>
      <text:p text:style-name="P2"/>
      <text:h text:style-name="P133"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2">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2">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text:soft-page-break/>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3" text:outline-level="2">Поиск решения</text:h>
      <text:p text:style-name="P74"/>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text:soft-page-break/>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7">&gt;</text:span></text:p>
      <text:p text:style-name="P2"/>
      <text:h text:style-name="P13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2">Дуглас </text:span><text:span text:style-name="T24">—</text:span><text:span text:style-name="T22"> </text:span><text:span text:style-name="T24">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21">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text:soft-page-break/>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oft-page-break/><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1">двухмесячной</text:span><text:span text:style-name="T7">&gt;</text:span> давности осталось лишь направление движения.</text:p>
      <text:p text:style-name="P2">И опять, как <text:span text:style-name="T7">&lt;</text:span><text:span text:style-name="T21">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text:soft-page-break/>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1">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1">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text:soft-page-break/>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text:soft-page-break/>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1">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2">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oft-page-break/><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1">трёх</text:span><text:span text:style-name="T7">&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1">три месяца</text:span><text:span text:style-name="T7">&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7">&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1">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1">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1">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1">пять</text:span><text:span text:style-name="T7">&gt;</text:span>длинную прореху в куртке, <text:span text:style-name="T7">&lt;</text:span><text:span text:style-name="T21">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1">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1">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7">&lt;</text:span><text:span text:style-name="T21">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1">улучшить</text:span><text:span text:style-name="T7">&gt;</text:span>. А тот случай, когда мне пришлось зашивать тебе куртку после нападения убийц <text:span text:style-name="T7">&lt;</text:span><text:span text:style-name="T21">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3" text:outline-level="2">След?</text:h>
      <text:p text:style-name="P74"/>
      <text:p text:style-name="P2"><text:span text:style-name="T7">&lt;</text:span><text:span text:style-name="T21">сначала эпизод - проверка сумки в серверной</text:span><text:span text:style-name="T7">&gt;</text:span></text:p>
      <text:p text:style-name="P2"><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1">“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21">расширить. Перед кафешкой - диалог с Флатти и ЭйДжей. Все думают, что наконец-то нашли Селестию. Все ликуют</text:span><text:span text:style-name="T7">&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1">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1">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3" text:outline-level="2">Озарение</text:h>
      <text:p text:style-name="P2"/>
      <text:p text:style-name="P2"><text:span text:style-name="T7">&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7">– </text:span>Ну хорошо. Убедила. В конце-концов, можем поступить так. Вы с Флатти вернётесь обратно а я продолжу поиски здесь.</text:p>
      <text:p text:style-name="P59"><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7">– </text:span>Вы можете связываться со мной раз в месяц по коридору.</text:p>
      <text:p text:style-name="P59"><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7">– </text:span>Конечно оставаться. Кто ещё, кроме нас, может найти её?</text:p>
      <text:p text:style-name="P59"><text:span text:style-name="T7">– </text:span>Я думал, ты не сможешь оставить Энджела и всех остальных надолго.</text:p>
      <text:p text:style-name="P59"><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7">– </text:span>Извини, Флаттершай, забылся.</text:p>
      <text:p text:style-name="P64"><text:soft-page-break/><text:span text:style-name="T7">– </text:span>Та ладно, я ж не против, – возразила Эпплджек. – Не парься, Флатти. Было б хуже, если б он <text:s/>назвал меня Эпплджек на людях.</text:p>
      <text:p text:style-name="P64"><text:span text:style-name="T7">– </text:span>Ты так... – запнулась Флаттершай. – Так быстро забыла свою ферму. И...</text:p>
      <text:p text:style-name="P64"><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7">– </text:span>Как ты можешь так говорить? – расплакалась Флаттершай.</text:p>
      <text:p text:style-name="P64"><text:span text:style-name="T7">– </text:span>Эй, девушки, не ссорьтесь! Мы — одна команда! И надеюсь, останемся ею и в дальнейшем. </text:p>
      <text:list xml:id="list3404192119510299267"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7">– </text:span>А если нет? – Эпплджек смотрела мне мне прямо в глаза.</text:p>
      <text:list xml:id="list192740512107354" text:continue-numbering="true" text:style-name="L5">
        <text:list-header>
          <text:p text:style-name="P124">Я молча пожал плечами. Эпплджек уверенно продолжила.</text:p>
        </text:list-header>
      </text:list>
      <text:p text:style-name="P64"><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7">– </text:span>Спасибо, ЭйДжей.</text:p>
      <text:p text:style-name="P64"><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41019854379" text:continue-numbering="true" text:style-name="L5">
        <text:list-header>
          <text:p text:style-name="P124">Флаттершай пробормотала нечто, показавшееся мне знакомым.</text:p>
        </text:list-header>
      </text:list>
      <text:p text:style-name="P64"><text:span text:style-name="T7">– </text:span>Флатти, ты что-то сказала? Я не расслышал.</text:p>
      <text:p text:style-name="P64"><text:span text:style-name="T7">– </text:span>Намерение Изменяет Реальность.</text:p>
      <text:p text:style-name="P64"><text:span text:style-name="T7">– </text:span>Эээ. А где ты слышала эту фразу, если не секрет?</text:p>
      <text:p text:style-name="P64"><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39205696048"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7">– </text:span>Флатти, ЭйДжей, буду через час. Ждите!</text:p>
      <text:p text:style-name="P59"/>
      <text:h text:style-name="P132"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7">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text:soft-page-break/>–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32" text:outline-level="2">Дискорд</text:h>
      <text:p text:style-name="P74"/>
      <text:p text:style-name="P72">Девушки поспешно собирались, пока я растолковывал им задачу.</text:p>
      <text:p text:style-name="P72"><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7">– </text:span>Это тот твой приятель, который разбился с полгода назад? – спросила Эпплджек.</text:p>
      <text:p text:style-name="P72"><text:span text:style-name="T7">– </text:span>Да, это он.</text:p>
      <text:p text:style-name="P72"><text:span text:style-name="T7">– </text:span>А как мы попадём в его квартиру? Там сейчас кто-то живёт? – Флаттершай прыгала на одной ноге, натягивая кед.</text:p>
      <text:p text:style-name="P72"><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1">Плохо написано!</text:span><text:span text:style-name="T7">&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7">– </text:span>Макс, что случилось? У нас проблемы?</text:p>
      <text:p text:style-name="P73"><text:soft-page-break/><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7">– </text:span>Так что, будем ломать дверь? – Эпплджек критически осмотрелась, подмечая бабулек на лавочке и зевак во внутреннем скверике.</text:p>
      <text:p text:style-name="P73"><text:span text:style-name="T7">– </text:span>Нет нужды. Лучше станьте-ка сзади меня так, чтобы заслонить от этих бабулек и от вооон той камеры наблюдения.</text:p>
      <text:list xml:id="list2391537106489579780"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4"><text:span text:style-name="T7">–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4"><text:span text:style-name="T7">– </text:span>Макс, тут окно разбито! И верёвка какая-то висит. – крикнула Флаттершай из кухни.</text:p>
      <text:p text:style-name="P94"><text:span text:style-name="T7">–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пробелу, но безрезультатно.</text:p>
      <text:p text:style-name="P94"><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7">–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7">– </text:span>Оп-па! – пробормотала Эпплджек. – Нежданчик!</text:p>
      <text:p text:style-name="P94"><text:span text:style-name="T7">– </text:span>Ты, я вижу, времени не терял, – моя рука под прикрытием стола медленно тянулась к тяжёлой фарфоровой кружке, стоящей на краю.</text:p>
      <text:p text:style-name="P75"><text:span text:style-name="T7">–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7">– </text:span>А почему ты вообще решил искать нас тут? – спросила Эпплджек. – Приехал бы домой. Мы б тебя чаем напоили.</text:p>
      <text:p text:style-name="P75"><text:span text:style-name="T7">–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7">– </text:span>С кем это вы тут разговариваете?</text:p>
      <text:list xml:id="list7684482791099528132"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33" text:outline-level="2">Селестия</text:h>
      <text:p text:style-name="P94"/>
      <text:p text:style-name="P7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text:soft-page-break/>разговор Эпплджек.</text:p>
      <text:p text:style-name="P94">– Кто тут? Макс, кто ещё с тобой?</text:p>
      <text:p text:style-name="P9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2">– Ффы, тьфу, пффф, пфу! <text:span text:style-name="T7">&lt;</text:span><text:span text:style-name="T21">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text:soft-page-break/>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soft-page-break/>***</text:p>
      <text:p text:style-name="P88">&lt;<text:span text:style-name="T22">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7">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86">– И что? – продолжила его мысль Эпплджек.</text:p>
      <text:p text:style-name="P86">– Эквестрийские <text:span text:style-name="T7">&lt;</text:span><text:span text:style-name="T21">три месяца</text:span><text:span text:style-name="T7">&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2"/>
      <text:h text:style-name="P133"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7">&lt;</text:span><text:span text:style-name="T21">полгода</text:span><text:span text:style-name="T7">&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8"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7">– </text:span><text:span text:style-name="T1">Демиург.</text:span></text:p>
      <text:p text:style-name="P59"><text:span text:style-name="T1">– </text:span>П-привет. Макс. <text:span text:style-name="T1">– в</text:span> смятении представился я.</text:p>
      <text:p text:style-name="P59"><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2">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9">–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7">&lt;</text:span>упомянуть в эпизоде на Терре, что МЛП-сериал закрылся год назад<text:span text:style-name="T7">&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7">&lt;</text:span><text:span text:style-name="T24">чёрт</text:span><text:span text:style-name="T7">&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text:soft-page-break/>Я пожал плечами.</text:p>
      <text:p text:style-name="P66">–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8"/>
      <text:p text:style-name="P96">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oft-page-break/><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7">Анакорн примирительно похлопал меня по плечу.</text:p>
      <text:p text:style-name="P97"><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7">–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7">–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7">&lt;</text:span><text:span text:style-name="T21">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7">&lt;</text:span><text:span text:style-name="T21">полгода</text:span><text:span text:style-name="T7">&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21">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oft-page-break/><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4786926105098813473" text:style-name="L8">
        <text:list-header>
          <text:p text:style-name="P126">(<text:span text:style-name="T27">Луна — как повелительница снов, слышала разговор Макса с Анакорном</text:span>)</text:p>
          <text:p text:style-name="P127"/>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9">Я опустил руку на шею Дэш и ощутил теплоту и лёгкое покалывание в пустоте.</text:p>
      <text:p text:style-name="P59"><text:span text:style-name="T7">–</text:span> Мне кажется, Дэш, <text:span text:style-name="T1">м</text:span>ы найдём способ связаться. Рано или поздно.</text:p>
      <text:p text:style-name="P59"><text:soft-page-break/><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33" text:outline-level="2">Земля</text:h>
      <text:p text:style-name="P62">Музыкальная тема из бегущего по лезвию бритвы — <text:span text:style-name="T7">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2">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1">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9"/>
      <text:p text:style-name="P59"/>
      <text:p text:style-name="P59"/>
      <text:p text:style-name="P59"/>
      <text:p text:style-name="P92"><text:soft-page-break/></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draw:fill-image-width="0in" draw:fill-image-height="0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1T19:27:38.652410650</dc:date>
    <meta:editing-duration>P59DT17H1M17S</meta:editing-duration>
    <meta:editing-cycles>2638</meta:editing-cycles>
    <meta:generator>LibreOffice/5.0.2.2$Linux_X86_64 LibreOffice_project/00m0$Build-2</meta:generator>
    <meta:document-statistic meta:table-count="0" meta:image-count="0" meta:object-count="0" meta:page-count="131" meta:paragraph-count="2710" meta:word-count="60234" meta:character-count="399889" meta:non-whitespace-character-count="339445"/>
  </office:meta>
</office:document-meta>
</file>